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1F44B278CAA.png" manifest:media-type="image/png"/>
  <manifest:file-entry manifest:full-path="Pictures/10000001000000E6000000E6A450F12B.png" manifest:media-type="image/png"/>
  <manifest:file-entry manifest:full-path="Pictures/100000010000031A0000020F794E8640.png" manifest:media-type="image/png"/>
  <manifest:file-entry manifest:full-path="Pictures/100000010000019500000384EC950A9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 Black" svg:font-family="'Segoe UI Black'" style:font-family-generic="swiss" style:font-pitch="variable"/>
    <style:font-face style:name="Ubuntu Light" svg:font-family="'Ubuntu Light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8.389cm" fo:min-width="9.282cm" loext:decorative="false"/>
    </style:style>
    <style:style style:name="gr2" style:family="graphic" style:parent-style-name="standard">
      <style:graphic-properties draw:stroke="none" draw:fill-color="#d0d0d0" draw:textarea-horizontal-align="justify" draw:textarea-vertical-align="middle" draw:auto-grow-height="false" fo:min-height="2.608cm" fo:min-width="1cm" loext:decorative="false"/>
    </style:style>
    <style:style style:name="gr3" style:family="graphic" style:parent-style-name="standard">
      <style:graphic-properties draw:stroke="none" draw:fill-color="#d0d0d0" draw:textarea-horizontal-align="justify" draw:textarea-vertical-align="middle" draw:auto-grow-height="false" fo:min-height="0.95cm" fo:min-width="0.9cm" loext:decorative="false"/>
    </style:style>
    <style:style style:name="gr4" style:family="graphic" style:parent-style-name="standard" style:list-style-name="L1">
      <style:graphic-properties draw:stroke="none" svg:stroke-color="#000000" draw:fill="solid" draw:fill-color="#81d41a" draw:textarea-vertical-align="middle" draw:auto-grow-height="false" fo:min-height="0.4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-color="#158466" draw:textarea-horizontal-align="justify" draw:textarea-vertical-align="middle" draw:auto-grow-height="false" fo:min-height="0.649cm" fo:min-width="2.997cm" loext:decorative="false"/>
    </style:style>
    <style:style style:name="gr6" style:family="graphic" style:parent-style-name="standard">
      <style:graphic-properties draw:stroke="none" draw:fill-color="#acb20c" draw:textarea-horizontal-align="justify" draw:textarea-vertical-align="middle" draw:auto-grow-height="false" fo:min-height="1.177cm" fo:min-width="3.017cm" loext:decorative="false"/>
    </style:style>
    <style:style style:name="gr7" style:family="graphic" style:parent-style-name="standard">
      <style:graphic-properties draw:stroke="solid" draw:fill-color="#3465a4" draw:textarea-horizontal-align="justify" draw:textarea-vertical-align="middle" draw:auto-grow-height="false" fo:min-height="0.195cm" fo:min-width="0cm" loext:decorative="false"/>
    </style:style>
    <style:style style:name="gr8" style:family="graphic" style:parent-style-name="standard">
      <style:graphic-properties draw:stroke="none" draw:fill-color="#3465a4" draw:textarea-horizontal-align="justify" draw:textarea-vertical-align="middle" draw:auto-grow-height="false" fo:min-height="1.15cm" fo:min-width="6.293cm" loext:decorative="false"/>
    </style:style>
    <style:style style:name="gr9" style:family="graphic" style:parent-style-name="standard">
      <style:graphic-properties draw:stroke="none" draw:fill-color="#55308d" draw:textarea-horizontal-align="justify" draw:textarea-vertical-align="middle" draw:auto-grow-height="false" fo:min-height="2.669cm" fo:min-width="2.64cm" loext:decorative="false"/>
    </style:style>
    <style:style style:name="gr10" style:family="graphic" style:parent-style-name="standard">
      <style:graphic-properties draw:stroke="none" draw:fill-color="#3465a4" draw:textarea-horizontal-align="justify" draw:textarea-vertical-align="middle" draw:auto-grow-height="false" fo:min-height="0.678cm" fo:min-width="2.359cm" loext:decorative="false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false" draw:auto-grow-width="false" draw:fit-to-size="false" style:shrink-to-fit="true" fo:min-height="1.376cm" fo:min-width="4cm" fo:padding-top="0cm" fo:padding-bottom="0cm" fo:padding-left="0cm" fo:padding-right="0cm" loext:decorative="false">
        <style:columns fo:column-count="6" fo:column-gap="0cm"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5*" fo:start-indent="0cm" fo:end-indent="0cm"/>
        </style:columns>
      </style:graphic-properties>
      <style:paragraph-properties style:writing-mode="lr-tb"/>
    </style:style>
    <style:style style:name="gr12" style:family="graphic" style:parent-style-name="standard">
      <style:graphic-properties draw:stroke="none" svg:stroke-color="#ff8000" draw:fill-color="#666666" draw:textarea-horizontal-align="justify" draw:textarea-vertical-align="middle" draw:auto-grow-height="false" fo:min-height="0.17cm" fo:min-width="1.598cm" loext:decorative="false"/>
    </style:style>
    <style:style style:name="gr13" style:family="graphic" style:parent-style-name="standard" style:list-style-name="L1">
      <style:graphic-properties draw:stroke="none" svg:stroke-color="#000000" draw:fill="solid" draw:fill-color="#666666" draw:textarea-vertical-align="middle" fo:min-height="0.4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15" style:family="graphic" style:parent-style-name="standard" style:list-style-name="L1">
      <style:graphic-properties draw:stroke="none" svg:stroke-color="#000000" draw:fill="solid" draw:fill-color="#000000" draw:textarea-vertical-align="middle" fo:min-height="0.4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false" draw:auto-grow-width="false" draw:fit-to-size="false" style:shrink-to-fit="true" fo:min-height="0.551cm" fo:min-width="4cm" fo:padding-top="0cm" fo:padding-bottom="0cm" fo:padding-left="0cm" fo:padding-right="0cm" loext:decorativ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solid" draw:fill-color="#666666" draw:textarea-vertical-align="middle" fo:min-height="0.419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false" draw:auto-grow-width="false" draw:fit-to-size="false" style:shrink-to-fit="true" fo:min-height="1.376cm" fo:min-width="4cm" fo:padding-top="0cm" fo:padding-bottom="0cm" fo:padding-left="0cm" fo:padding-right="0cm" loext:decorativ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graphic-properties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666666" draw:textarea-vertical-align="middle" draw:auto-grow-height="false" fo:min-height="0.89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666666" draw:textarea-vertical-align="middle" draw:auto-grow-height="false" fo:min-height="0.89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solid" draw:fill-color="#666666" draw:textarea-vertical-align="middle" fo:min-height="0.41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solid" draw:fill-color="#ff4000" draw:textarea-horizontal-align="right" draw:textarea-vertical-align="middle" draw:auto-grow-height="false" fo:min-height="0.89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false" draw:auto-grow-width="false" draw:fit-to-size="false" style:shrink-to-fit="true" fo:min-height="1.376cm" fo:min-width="4cm" fo:padding-top="0cm" fo:padding-bottom="0cm" fo:padding-left="0cm" fo:padding-right="0cm" loext:decorative="false">
        <style:columns fo:column-count="7" fo:column-gap="0cm">
          <style:column style:rel-width="9362*" fo:start-indent="0cm" fo:end-indent="0cm"/>
          <style:column style:rel-width="9362*" fo:start-indent="0cm" fo:end-indent="0cm"/>
          <style:column style:rel-width="9362*" fo:start-indent="0cm" fo:end-indent="0cm"/>
          <style:column style:rel-width="9362*" fo:start-indent="0cm" fo:end-indent="0cm"/>
          <style:column style:rel-width="9362*" fo:start-indent="0cm" fo:end-indent="0cm"/>
          <style:column style:rel-width="9362*" fo:start-indent="0cm" fo:end-indent="0cm"/>
          <style:column style:rel-width="9363*" fo:start-indent="0cm" fo:end-indent="0cm"/>
        </style:columns>
      </style:graphic-properties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000000" draw:textarea-vertical-align="middle" draw:auto-grow-height="false" fo:min-height="0.895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solid" draw:fill-color="#ff8000" draw:textarea-vertical-align="middle" fo:min-height="0.42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objectwithoutfill">
      <style:graphic-properties svg:stroke-width="0.05cm" svg:stroke-color="#ff8000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27" style:family="graphic" style:parent-style-name="standard" style:list-style-name="L1">
      <style:graphic-properties draw:stroke="none" svg:stroke-color="#000000" draw:fill="solid" draw:fill-color="#000000" draw:textarea-vertical-align="middle" fo:min-height="0.42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solid" draw:fill-color="#ff8000" draw:textarea-vertical-align="middle" fo:min-height="0.42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solid" draw:fill-color="#ff4000" draw:textarea-vertical-align="middle" draw:auto-grow-height="false" fo:min-height="0.595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solid" draw:fill-color="#3465a4" draw:textarea-vertical-align="middle" fo:min-height="0.42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vertical-align="middle" draw:auto-grow-height="false" draw:auto-grow-width="false" draw:fit-to-size="false" style:shrink-to-fit="true" fo:min-height="0.551cm" fo:min-width="4cm" fo:padding-top="0cm" fo:padding-bottom="0cm" fo:padding-left="0cm" fo:padding-right="0cm" loext:decorativ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graphic-properties>
      <style:paragraph-properties style:writing-mode="lr-tb"/>
    </style:style>
    <style:style style:name="gr32" style:family="graphic" style:parent-style-name="objectwithoutfill">
      <style:graphic-properties svg:stroke-width="0.035cm" svg:stroke-color="#158466" draw:marker-start-width="0.252cm" draw:marker-end-width="0.252cm" draw:fill="none" draw:textarea-vertical-align="middle" fo:padding-top="0.077cm" fo:padding-bottom="0.077cm" fo:padding-left="0.202cm" fo:padding-right="0.202cm" loext:decorative="false"/>
    </style:style>
    <style:style style:name="gr33" style:family="graphic" style:parent-style-name="standard" style:list-style-name="L1">
      <style:graphic-properties draw:stroke="none" svg:stroke-color="#000000" draw:fill="solid" draw:fill-color="#acb20c" draw:textarea-vertical-align="middle" fo:min-height="0.421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solid" draw:fill-color="#acb20c" draw:textarea-vertical-align="middle" draw:auto-grow-height="false" fo:min-height="0.42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solid" draw:fill-color="#acb20c" draw:textarea-vertical-align="middle" draw:auto-grow-height="false" fo:min-height="0.595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solid" draw:fill-color="#ff4000" draw:textarea-vertical-align="middle" draw:auto-grow-height="false" fo:min-height="0.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solid" draw:fill-color="#3465a4" draw:textarea-vertical-align="middle" draw:auto-grow-height="false" fo:min-height="0.595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solid" draw:fill-color="#3465a4" draw:textarea-vertical-align="middle" draw:auto-grow-height="false" fo:min-height="0.427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solid" draw:fill-color="#158466" draw:textarea-vertical-align="middle" draw:auto-grow-height="false" fo:min-height="0.42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solid" draw:fill-color="#158466" draw:textarea-vertical-align="middle" draw:auto-grow-height="false" fo:min-height="0.42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solid" draw:fill-color="#55308d" draw:textarea-vertical-align="middle" fo:min-height="0.419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solid" draw:fill-color="#55308d" draw:textarea-vertical-align="middle" fo:min-height="0.419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solid" draw:fill-color="#55308d" draw:textarea-vertical-align="middle" fo:min-height="0.421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solid" draw:fill-color="#55308d" draw:textarea-vertical-align="middle" fo:min-height="0.42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solid" draw:fill-color="#55308d" draw:textarea-vertical-align="middle" fo:min-height="0.42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solid" draw:fill-color="#55308d" draw:textarea-vertical-align="middle" fo:min-height="0.421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.781cm" loext:decorative="false"/>
    </style:style>
    <style:style style:name="gr48" style:family="graphic" style:parent-style-name="standard" style:list-style-name="L1">
      <style:graphic-properties draw:stroke="none" svg:stroke-color="#000000" draw:fill="solid" draw:fill-color="#ff4000" draw:textarea-vertical-align="middle" draw:auto-grow-height="false" fo:min-height="0.42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solid" draw:fill-color="#3465a4" draw:textarea-vertical-align="middle" draw:auto-grow-height="false" fo:min-height="0.42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solid" draw:fill-color="#3465a4" draw:textarea-vertical-align="middle" draw:auto-grow-height="false" fo:min-height="0.42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solid" draw:fill-color="#3465a4" draw:textarea-vertical-align="middle" draw:auto-grow-height="false" fo:min-height="0.42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-color="#55308d" draw:textarea-horizontal-align="justify" draw:textarea-vertical-align="middle" draw:auto-grow-height="false" fo:min-height="0.53cm" fo:min-width="1.764cm" loext:decorative="false"/>
    </style:style>
    <style:style style:name="gr53" style:family="graphic" style:parent-style-name="standard">
      <style:graphic-properties draw:stroke="solid" draw:fill-color="#3465a4" draw:textarea-horizontal-align="justify" draw:textarea-vertical-align="middle" draw:auto-grow-height="false" fo:min-height="1.576cm" fo:min-width="0.162cm" loext:decorative="false"/>
    </style:style>
    <style:style style:name="gr54" style:family="graphic" style:parent-style-name="standard">
      <style:graphic-properties draw:stroke="none" svg:stroke-color="#7341bf" draw:fill-color="#55308d" draw:textarea-horizontal-align="justify" draw:textarea-vertical-align="middle" draw:auto-grow-height="false" fo:min-height="0.094cm" fo:min-width="0.899cm" loext:decorative="false"/>
    </style:style>
    <style:style style:name="gr55" style:family="graphic" style:parent-style-name="standard" style:list-style-name="L1">
      <style:graphic-properties draw:stroke="none" svg:stroke-color="#000000" draw:fill="solid" draw:fill-color="#158466" draw:textarea-vertical-align="middle" fo:min-height="0.42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solid" draw:fill-color="#3465a4" draw:textarea-vertical-align="middle" fo:min-height="0.594cm" fo:padding-top="0cm" fo:padding-bottom="0cm" fo:padding-left="0cm" fo:padding-right="0cm" loext:decorative="false"/>
      <style:paragraph-properties style:writing-mode="lr-tb"/>
    </style:style>
    <style:style style:name="gr57" style:family="graphic">
      <style:graphic-properties style:writing-mode="lr-tb" loext:decorative="false"/>
    </style:style>
    <style:style style:name="gr58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937cm" fo:min-width="0.188cm" fo:padding-top="0.142cm" fo:padding-bottom="0.142cm" fo:padding-left="0.267cm" fo:padding-right="0.267cm" loext:decorative="false"/>
    </style:style>
    <style:style style:name="gr59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578cm" fo:min-width="0cm" fo:padding-top="0.142cm" fo:padding-bottom="0.142cm" fo:padding-left="0.267cm" fo:padding-right="0.267cm" loext:decorative="false"/>
    </style:style>
    <style:style style:name="gr60" style:family="graphic" style:parent-style-name="standard">
      <style:graphic-properties draw:stroke="none" draw:fill="solid" draw:fill-color="#ffff00" draw:opacity="100%" draw:opacity-name="" draw:textarea-horizontal-align="justify" draw:textarea-vertical-align="middle" draw:auto-grow-height="false" fo:min-height="0.608cm" fo:min-width="0.357cm" loext:decorative="false"/>
    </style:style>
    <style:style style:name="gr61" style:family="graphic" style:parent-style-name="Object_20_with_20_no_20_fill_20_and_20_no_20_line">
      <style:graphic-properties draw:stroke="none" draw:fill="none" draw:fill-color="#ffff00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2" style:family="graphic" style:parent-style-name="standard" style:list-style-name="L1">
      <style:graphic-properties draw:stroke="none" svg:stroke-color="#000000" draw:fill="solid" draw:fill-color="#55308d" draw:textarea-vertical-align="middle" fo:min-height="0.42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0cm" fo:min-width="0cm" fo:wrap-option="wrap" loext:decorative="false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5" style:family="graphic" style:parent-style-name="standard">
      <style:graphic-properties draw:stroke="none" draw:fill="solid" draw:fill-color="#dddddd" loext:fill-use-slide-background="false" draw:opacity="100%" draw:opacity-name="" draw:textarea-vertical-align="middle" draw:auto-grow-height="false" fo:min-height="0.034cm" fo:min-width="0cm" loext:decorative="false"/>
    </style:style>
    <style:style style:name="gr66" style:family="graphic" style:parent-style-name="standard">
      <style:graphic-properties draw:stroke="none" draw:fill="solid" draw:fill-color="#dddddd" loext:fill-use-slide-background="false" draw:opacity="100%" draw:opacity-name="" draw:textarea-vertical-align="middle" draw:auto-grow-height="false" fo:min-height="0.035cm" fo:min-width="0cm" loext:decorative="false"/>
    </style:style>
    <style:style style:name="gr67" style:family="graphic" style:parent-style-name="standard">
      <style:graphic-properties draw:textarea-vertical-align="middle" loext:decorative="false"/>
    </style:style>
    <style:style style:name="gr68" style:family="graphic" style:parent-style-name="standard">
      <style:graphic-properties svg:stroke-width="0.028cm" svg:stroke-color="#e8f2a1" draw:marker-start-width="0.242cm" draw:marker-end-width="0.242cm" draw:fill="solid" draw:fill-color="#00a933" draw:textarea-horizontal-align="justify" draw:textarea-vertical-align="middle" draw:auto-grow-height="false" fo:min-height="0cm" fo:min-width="0cm" fo:padding-top="0.139cm" fo:padding-bottom="0.139cm" fo:padding-left="0.264cm" fo:padding-right="0.264cm" fo:wrap-option="wrap" loext:decorative="false"/>
    </style:style>
    <style:style style:name="gr69" style:family="graphic" style:parent-style-name="standard">
      <style:graphic-properties draw:stroke="solid" svg:stroke-width="0.018cm" svg:stroke-color="#e8f2a1" draw:marker-start-width="0.227cm" draw:marker-end-width="0.227cm" draw:fill="solid" draw:fill-color="#00a933" draw:textarea-horizontal-align="justify" draw:textarea-vertical-align="middle" draw:auto-grow-height="false" fo:min-height="0cm" fo:min-width="0cm" fo:padding-top="0.134cm" fo:padding-bottom="0.134cm" fo:padding-left="0.259cm" fo:padding-right="0.259cm" fo:wrap-option="wrap" loext:decorative="false"/>
    </style:style>
    <style:style style:name="gr70" style:family="graphic" style:parent-style-name="standard">
      <style:graphic-properties draw:stroke="none" draw:fill="solid" draw:fill-color="#000000" draw:textarea-vertical-align="middle" loext:decorative="false"/>
    </style:style>
    <style:style style:name="gr71" style:family="graphic" style:parent-style-name="standard">
      <style:graphic-properties draw:stroke="solid" svg:stroke-width="0.018cm" svg:stroke-color="#e8f2a1" draw:marker-start-width="0.227cm" draw:marker-end-width="0.227cm" draw:fill="solid" draw:fill-color="#000000" draw:textarea-horizontal-align="justify" draw:textarea-vertical-align="middle" draw:auto-grow-height="false" fo:min-height="0cm" fo:min-width="0cm" fo:padding-top="0.134cm" fo:padding-bottom="0.134cm" fo:padding-left="0.259cm" fo:padding-right="0.259cm" fo:wrap-option="wrap" loext:decorative="false"/>
    </style:style>
    <style:style style:name="gr72" style:family="graphic" style:parent-style-name="standard" style:list-style-name="L1">
      <style:graphic-properties draw:stroke="none" svg:stroke-color="#000000" draw:fill="solid" draw:fill-color="#3465a4" draw:textarea-vertical-align="middle" draw:auto-grow-height="false" fo:min-height="0.42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solid" draw:fill-color="#3465a4" draw:textarea-horizontal-align="left" draw:textarea-vertical-align="middle" draw:auto-grow-height="false" fo:min-height="0.42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solid" draw:fill-color="#3465a4" draw:textarea-vertical-align="middle" draw:auto-grow-height="false" fo:min-height="0.42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solid" draw:fill-color="#ff8000" draw:textarea-horizontal-align="justify" draw:textarea-vertical-align="middle" draw:auto-grow-height="false" fo:min-height="0.811cm" fo:min-width="1.195cm" loext:decorative="false"/>
    </style:style>
    <style:style style:name="gr76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8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52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loext:graphic-properties draw:fill-color="#d0d0d0"/>
      <style:paragraph-properties fo:text-align="center"/>
    </style:style>
    <style:style style:name="P3" style:family="paragraph">
      <style:paragraph-properties fo:margin-left="0cm" fo:margin-right="0.7cm" fo:margin-top="0cm" fo:margin-bottom="0cm" fo:line-height="100%" fo:text-align="end" fo:text-indent="0cm"/>
    </style:style>
    <style:style style:name="P4" style:family="paragraph">
      <loext:graphic-properties draw:fill="solid" draw:fill-color="#81d41a"/>
      <style:paragraph-properties fo:margin-left="0cm" fo:margin-right="0.7cm" fo:margin-top="0cm" fo:margin-bottom="0cm" fo:line-height="100%" fo:text-align="end" fo:text-indent="0cm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81d41a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-color="#158466"/>
      <style:paragraph-properties fo:text-align="center"/>
    </style:style>
    <style:style style:name="P6" style:family="paragraph">
      <loext:graphic-properties draw:fill-color="#acb20c"/>
      <style:paragraph-properties fo:text-align="center"/>
    </style:style>
    <style:style style:name="P7" style:family="paragraph">
      <loext:graphic-properties draw:fill-color="#3465a4"/>
      <style:paragraph-properties fo:text-align="center"/>
    </style:style>
    <style:style style:name="P8" style:family="paragraph">
      <loext:graphic-properties draw:fill-color="#55308d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7pt" fo:background-color="transparent"/>
    </style:style>
    <style:style style:name="P11" style:family="paragraph">
      <loext:graphic-properties draw:fill-color="#666666"/>
      <style:paragraph-properties fo:text-align="center"/>
    </style:style>
    <style:style style:name="P12" style:family="paragraph">
      <style:paragraph-properties fo:margin-left="0cm" fo:margin-right="0.1cm" fo:margin-top="0cm" fo:margin-bottom="0cm" fo:line-height="100%" fo:text-align="end" fo:text-indent="0cm"/>
    </style:style>
    <style:style style:name="P13" style:family="paragraph">
      <loext:graphic-properties draw:fill="solid" draw:fill-color="#666666"/>
      <style:paragraph-properties fo:margin-left="0cm" fo:margin-right="0.1cm" fo:margin-top="0cm" fo:margin-bottom="0cm" fo:line-height="100%" fo:text-align="end" fo:text-indent="0cm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666666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000000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fo:text-align="center"/>
      <style:text-properties fo:font-size="7pt" fo:font-weight="bold" fo:background-color="transparent" style:font-weight-asian="bold" style:font-weight-complex="bold"/>
    </style:style>
    <style:style style:name="P18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666666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Ubuntu Light" fo:font-size="6.19999980926514pt" fo:letter-spacing="-0.035cm" fo:font-style="normal" fo:text-shadow="none" style:text-underline-style="none" fo:font-weight="bold" style:letter-kerning="true" fo:background-color="#666666" style:font-name-asian="DejaVu Sans" style:font-size-asian="6.19999980926514pt" style:font-style-asian="normal" style:font-weight-asian="bold" style:font-name-complex="Noto Sans Devanagari" style:font-size-complex="6.19999980926514pt" style:font-style-complex="normal" style:font-weight-complex="bold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.05cm" fo:margin-top="0cm" fo:margin-bottom="0cm" fo:line-height="100%" fo:text-align="end" fo:text-indent="0cm"/>
    </style:style>
    <style:style style:name="P21" style:family="paragraph">
      <loext:graphic-properties draw:fill="solid" draw:fill-color="#666666"/>
      <style:paragraph-properties fo:margin-left="0cm" fo:margin-right="0.05cm" fo:margin-top="0cm" fo:margin-bottom="0cm" fo:line-height="100%" fo:text-align="end" fo:text-indent="0cm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666666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end" fo:text-indent="-1cm"/>
      <style:text-properties fo:letter-spacing="-0.03cm"/>
    </style:style>
    <style:style style:name="P23" style:family="paragraph">
      <loext:graphic-properties draw:fill="solid" draw:fill-color="#ff4000"/>
      <style:paragraph-properties fo:margin-left="0cm" fo:margin-right="0cm" fo:margin-top="0cm" fo:margin-bottom="0cm" fo:line-height="100%" fo:text-align="end" fo:text-indent="-1cm"/>
      <style:text-properties fo:font-variant="normal" fo:text-transform="none" fo:color="#ffffff" loext:opacity="100%" style:text-outline="false" style:text-line-through-style="none" style:text-line-through-type="none" style:font-name="Ubuntu Light" fo:font-size="6.19999980926514pt" fo:letter-spacing="-0.03cm" fo:font-style="normal" fo:text-shadow="none" style:text-underline-style="none" fo:font-weight="bold" style:letter-kerning="true" fo:background-color="#ff4000" style:font-name-asian="DejaVu Sans" style:font-size-asian="6.19999980926514pt" style:font-style-asian="normal" style:font-weight-asian="bold" style:font-name-complex="Noto Sans Devanagari" style:font-size-complex="6.19999980926514pt" style:font-style-complex="normal" style:font-weight-complex="bold" style:text-emphasize="none" style:font-relief="none" style:text-overline-style="none" style:text-overline-color="font-color"/>
    </style:style>
    <style:style style:name="P2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Ubuntu Light" fo:font-size="6.19999980926514pt" fo:letter-spacing="-0.035cm" fo:font-style="normal" fo:text-shadow="none" style:text-underline-style="none" fo:font-weight="bold" style:letter-kerning="true" fo:background-color="#000000" style:font-name-asian="DejaVu Sans" style:font-size-asian="6.19999980926514pt" style:font-style-asian="normal" style:font-weight-asian="bold" style:font-name-complex="Noto Sans Devanagari" style:font-size-complex="6.19999980926514pt" style:font-style-complex="normal" style:font-weight-complex="bold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.35cm" fo:margin-top="0cm" fo:margin-bottom="0cm" fo:line-height="100%" fo:text-align="end" fo:text-indent="0cm"/>
    </style:style>
    <style:style style:name="P26" style:family="paragraph">
      <loext:graphic-properties draw:fill="solid" draw:fill-color="#ff8000"/>
      <style:paragraph-properties fo:margin-left="0cm" fo:margin-right="0.35cm" fo:margin-top="0cm" fo:margin-bottom="0cm" fo:line-height="100%" fo:text-align="end" fo:text-indent="0cm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ff8000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27" style:family="paragraph">
      <loext:graphic-properties draw:fill="solid" draw:fill-color="#ff80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ff8000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letter-spacing="normal"/>
    </style:style>
    <style:style style:name="P29" style:family="paragraph">
      <loext:graphic-properties draw:fill="solid" draw:fill-color="#ff40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normal" fo:font-style="normal" fo:text-shadow="none" style:text-underline-style="none" fo:font-weight="bold" style:letter-kerning="true" fo:background-color="#ff4000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30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3465a4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31" style:family="paragraph">
      <loext:graphic-properties draw:fill="solid" draw:fill-color="#acb20c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acb20c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32" style:family="paragraph">
      <style:paragraph-properties fo:margin-left="0.148cm" fo:margin-right="0cm" fo:margin-top="0cm" fo:margin-bottom="0cm" fo:line-height="100%" fo:text-align="start" fo:text-indent="0cm"/>
    </style:style>
    <style:style style:name="P33" style:family="paragraph">
      <loext:graphic-properties draw:fill="solid" draw:fill-color="#acb20c"/>
      <style:paragraph-properties fo:margin-left="0.148cm" fo:margin-right="0cm" fo:margin-top="0cm" fo:margin-bottom="0cm" fo:line-height="100%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acb20c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34" style:family="paragraph">
      <style:paragraph-properties fo:margin-left="0.149cm" fo:margin-right="0.099cm" fo:margin-top="0cm" fo:margin-bottom="0cm" fo:line-height="100%" fo:text-align="start" fo:text-indent="0cm"/>
    </style:style>
    <style:style style:name="P35" style:family="paragraph">
      <loext:graphic-properties draw:fill="solid" draw:fill-color="#acb20c"/>
      <style:paragraph-properties fo:margin-left="0.149cm" fo:margin-right="0.099cm" fo:margin-top="0cm" fo:margin-bottom="0cm" fo:line-height="100%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acb20c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36" style:family="paragraph">
      <style:paragraph-properties fo:margin-left="0.149cm" fo:margin-right="0cm" fo:margin-top="0cm" fo:margin-bottom="0cm" fo:line-height="100%" fo:text-align="start" fo:text-indent="0cm"/>
    </style:style>
    <style:style style:name="P37" style:family="paragraph">
      <loext:graphic-properties draw:fill="solid" draw:fill-color="#ff4000"/>
      <style:paragraph-properties fo:margin-left="0.149cm" fo:margin-right="0cm" fo:margin-top="0cm" fo:margin-bottom="0cm" fo:line-height="100%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ff4000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38" style:family="paragraph">
      <loext:graphic-properties draw:fill="solid" draw:fill-color="#3465a4"/>
      <style:paragraph-properties fo:margin-left="0cm" fo:margin-right="0.7cm" fo:margin-top="0cm" fo:margin-bottom="0cm" fo:line-height="100%" fo:text-align="end" fo:text-indent="0cm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3465a4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39" style:family="paragraph">
      <loext:graphic-properties draw:fill="solid" draw:fill-color="#158466"/>
      <style:paragraph-properties fo:margin-left="0.149cm" fo:margin-right="0cm" fo:margin-top="0cm" fo:margin-bottom="0cm" fo:line-height="100%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158466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40" style:family="paragraph">
      <loext:graphic-properties draw:fill="solid" draw:fill-color="#55308d"/>
      <style:paragraph-properties fo:margin-left="0.149cm" fo:margin-right="0cm" fo:margin-top="0cm" fo:margin-bottom="0cm" fo:line-height="100%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55308d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41" style:family="paragraph">
      <loext:graphic-properties draw:fill="solid" draw:fill-color="#ff4000"/>
      <style:paragraph-properties fo:margin-left="0cm" fo:margin-right="0.7cm" fo:margin-top="0cm" fo:margin-bottom="0cm" fo:line-height="100%" fo:text-align="end" fo:text-indent="0cm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ff4000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42" style:family="paragraph">
      <style:paragraph-properties fo:margin-left="0.153cm" fo:margin-right="0.15cm" fo:margin-top="0cm" fo:margin-bottom="0cm" fo:line-height="100%" fo:text-align="start" fo:text-indent="0cm"/>
    </style:style>
    <style:style style:name="P43" style:family="paragraph">
      <loext:graphic-properties draw:fill="solid" draw:fill-color="#3465a4"/>
      <style:paragraph-properties fo:margin-left="0.153cm" fo:margin-right="0.15cm" fo:margin-top="0cm" fo:margin-bottom="0cm" fo:line-height="100%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3465a4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44" style:family="paragraph">
      <style:paragraph-properties fo:margin-left="0.149cm" fo:margin-right="0.15cm" fo:margin-top="0cm" fo:margin-bottom="0cm" fo:line-height="100%" fo:text-align="start" fo:text-indent="0cm"/>
    </style:style>
    <style:style style:name="P45" style:family="paragraph">
      <loext:graphic-properties draw:fill="solid" draw:fill-color="#3465a4"/>
      <style:paragraph-properties fo:margin-left="0.149cm" fo:margin-right="0.15cm" fo:margin-top="0cm" fo:margin-bottom="0cm" fo:line-height="100%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3465a4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46" style:family="paragraph">
      <style:paragraph-properties fo:margin-left="0.151cm" fo:margin-right="0.15cm" fo:margin-top="0cm" fo:margin-bottom="0cm" fo:line-height="100%" fo:text-align="start" fo:text-indent="0cm"/>
    </style:style>
    <style:style style:name="P47" style:family="paragraph">
      <loext:graphic-properties draw:fill="solid" draw:fill-color="#3465a4"/>
      <style:paragraph-properties fo:margin-left="0.151cm" fo:margin-right="0.15cm" fo:margin-top="0cm" fo:margin-bottom="0cm" fo:line-height="100%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3465a4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48" style:family="paragraph">
      <loext:graphic-properties draw:fill="solid" draw:fill-color="#158466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158466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49" style:family="paragraph">
      <loext:graphic-properties draw:fill-color="#ffffff"/>
      <style:paragraph-properties fo:text-align="center"/>
    </style:style>
    <style:style style:name="P50" style:family="paragraph">
      <loext:graphic-properties draw:fill="solid" draw:fill-color="#ffff00" draw:opacity="100%"/>
      <style:paragraph-properties fo:text-align="center"/>
    </style:style>
    <style:style style:name="P51" style:family="paragraph">
      <loext:graphic-properties draw:fill="none" draw:fill-color="#ffff00"/>
      <style:paragraph-properties fo:text-align="center"/>
    </style:style>
    <style:style style:name="P52" style:family="paragraph">
      <loext:graphic-properties draw:fill="solid" draw:fill-color="#55308d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Ubuntu Light" fo:font-size="6pt" fo:letter-spacing="-0.035cm" fo:font-style="normal" fo:text-shadow="none" style:text-underline-style="none" fo:font-weight="bold" style:letter-kerning="true" fo:background-color="#55308d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53" style:family="paragraph">
      <loext:graphic-properties draw:fill="solid" draw:fill-color="#dddddd" draw:opacity="100%"/>
      <style:paragraph-properties fo:text-align="center"/>
    </style:style>
    <style:style style:name="P54" style:family="paragraph">
      <loext:graphic-properties draw:fill="solid" draw:fill-color="#00a933"/>
      <style:paragraph-properties fo:text-align="center"/>
    </style:style>
    <style:style style:name="P55" style:family="paragraph">
      <loext:graphic-properties draw:fill="solid" draw:fill-color="#000000"/>
      <style:paragraph-properties fo:text-align="center"/>
    </style:style>
    <style:style style:name="P56" style:family="paragraph">
      <style:paragraph-properties fo:margin-left="0cm" fo:margin-right="0cm" fo:margin-top="0cm" fo:margin-bottom="0cm" fo:line-height="100%" fo:text-align="start" fo:text-indent="0cm"/>
      <style:text-properties style:font-name="Segoe UI Black" fo:font-size="5pt" fo:font-weight="normal" style:font-size-asian="5pt" style:font-weight-asian="normal" style:font-size-complex="5pt" style:font-weight-complex="normal"/>
    </style:style>
    <style:style style:name="P57" style:family="paragraph">
      <loext:graphic-properties draw:fill="solid" draw:fill-color="#3465a4"/>
      <style:paragraph-properties fo:margin-left="0cm" fo:margin-right="0cm" fo:margin-top="0cm" fo:margin-bottom="0cm" fo:line-height="100%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Segoe UI Black" fo:font-size="5pt" fo:letter-spacing="-0.035cm" fo:font-style="normal" fo:text-shadow="none" style:text-underline-style="none" fo:font-weight="normal" style:letter-kerning="true" fo:background-color="#3465a4" style:font-name-asian="DejaVu Sans" style:font-size-asian="5pt" style:font-style-asian="normal" style:font-weight-asian="normal" style:font-name-complex="Noto Sans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margin-left="0cm" fo:margin-right="0cm" fo:margin-top="0cm" fo:margin-bottom="0cm" fo:line-height="100%" fo:text-align="start" fo:text-indent="0cm"/>
      <style:text-properties style:font-name="Segoe UI Black"/>
    </style:style>
    <style:style style:name="P59" style:family="paragraph">
      <loext:graphic-properties draw:fill="solid" draw:fill-color="#3465a4"/>
      <style:paragraph-properties fo:margin-left="0cm" fo:margin-right="0cm" fo:margin-top="0cm" fo:margin-bottom="0cm" fo:line-height="100%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Segoe UI Black" fo:font-size="6pt" fo:letter-spacing="-0.035cm" fo:font-style="normal" fo:text-shadow="none" style:text-underline-style="none" fo:font-weight="bold" style:letter-kerning="true" fo:background-color="#3465a4" style:font-name-asian="DejaVu Sans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P60" style:family="paragraph">
      <style:paragraph-properties fo:margin-left="0cm" fo:margin-right="0cm" fo:margin-top="0cm" fo:margin-bottom="0cm" fo:line-height="100%" fo:text-align="start" fo:text-indent="0cm"/>
      <style:text-properties style:font-name="Segoe UI Black" fo:font-size="5pt" style:font-size-asian="5pt" style:font-size-complex="5pt"/>
    </style:style>
    <style:style style:name="P61" style:family="paragraph">
      <loext:graphic-properties draw:fill="solid" draw:fill-color="#3465a4"/>
      <style:paragraph-properties fo:margin-left="0cm" fo:margin-right="0cm" fo:margin-top="0cm" fo:margin-bottom="0cm" fo:line-height="100%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Segoe UI Black" fo:font-size="5pt" fo:letter-spacing="-0.035cm" fo:font-style="normal" fo:text-shadow="none" style:text-underline-style="none" fo:font-weight="bold" style:letter-kerning="true" fo:background-color="#3465a4" style:font-name-asian="DejaVu Sans" style:font-size-asian="5pt" style:font-style-asian="normal" style:font-weight-asian="bold" style:font-name-complex="Noto Sans Devanagari" style:font-size-complex="5pt" style:font-style-complex="normal" style:font-weight-complex="bold" style:text-emphasize="none" style:font-relief="none" style:text-overline-style="none" style:text-overline-color="font-color"/>
    </style:style>
    <style:style style:name="P62" style:family="paragraph">
      <loext:graphic-properties draw:fill="solid" draw:fill-color="#ff8000"/>
      <style:paragraph-properties fo:text-align="center"/>
    </style:style>
    <style:style style:name="P6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text-align="end"/>
      <style:text-properties fo:font-size="7pt" style:font-size-asian="7pt" style:font-size-complex="7pt"/>
    </style:style>
    <style:style style:name="P65" style:family="paragraph">
      <loext:graphic-properties draw:fill="none" draw:fill-color="#ffffff"/>
      <style:paragraph-properties fo:margin-left="0cm" fo:margin-right="0cm" fo:text-align="end" fo:text-indent="0cm"/>
      <style:text-properties fo:font-size="7pt" style:font-size-asian="7pt" style:font-size-complex="7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pt" fo:font-style="normal" fo:text-shadow="none" style:text-underline-style="none" fo:font-weight="bold" style:letter-kerning="true" fo:background-color="#81d41a" style:font-name-asian="DejaVu Sans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7pt" fo:font-weight="bold" fo:background-color="transparent" style:font-weight-asian="bold" style:font-weight-complex="bold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pt" fo:font-style="normal" fo:text-shadow="none" style:text-underline-style="none" fo:font-weight="bold" style:letter-kerning="true" fo:background-color="#666666" style:font-name-asian="DejaVu Sans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pt" fo:font-style="normal" fo:text-shadow="none" style:text-underline-style="none" fo:font-weight="bold" style:letter-kerning="true" fo:background-color="#000000" style:font-name-asian="DejaVu Sans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.19999980926514pt" fo:font-style="normal" fo:text-shadow="none" style:text-underline-style="none" fo:font-weight="bold" style:letter-kerning="true" fo:background-color="#666666" style:font-name-asian="DejaVu Sans" style:font-size-asian="6.19999980926514pt" style:font-style-asian="normal" style:font-weight-asian="bold" style:font-name-complex="Noto Sans Devanagari" style:font-size-complex="6.1999998092651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.19999980926514pt" fo:letter-spacing="-0.03cm" fo:font-style="normal" fo:text-shadow="none" style:text-underline-style="none" fo:font-weight="bold" style:letter-kerning="true" fo:background-color="#ff4000" style:font-name-asian="DejaVu Sans" style:font-size-asian="6.19999980926514pt" style:font-style-asian="normal" style:font-weight-asian="bold" style:font-name-complex="Noto Sans Devanagari" style:font-size-complex="6.199999809265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.19999980926514pt" fo:font-style="normal" fo:text-shadow="none" style:text-underline-style="none" fo:font-weight="bold" style:letter-kerning="true" fo:background-color="#000000" style:font-name-asian="DejaVu Sans" style:font-size-asian="6.19999980926514pt" style:font-style-asian="normal" style:font-weight-asian="bold" style:font-name-complex="Noto Sans Devanagari" style:font-size-complex="6.199999809265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pt" fo:font-style="normal" fo:text-shadow="none" style:text-underline-style="none" fo:font-weight="bold" style:letter-kerning="true" fo:background-color="#ff8000" style:font-name-asian="DejaVu Sans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pt" fo:font-style="normal" fo:text-shadow="none" style:text-underline-style="none" fo:font-weight="bold" style:letter-kerning="true" fo:background-color="#ff4000" style:font-name-asian="DejaVu Sans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pt" fo:font-style="normal" fo:text-shadow="none" style:text-underline-style="none" fo:font-weight="bold" style:letter-kerning="true" fo:background-color="#3465a4" style:font-name-asian="DejaVu Sans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pt" fo:font-style="normal" fo:text-shadow="none" style:text-underline-style="none" fo:font-weight="bold" style:letter-kerning="true" fo:background-color="#acb20c" style:font-name-asian="DejaVu Sans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pt" fo:font-style="normal" fo:text-shadow="none" style:text-underline-style="none" fo:font-weight="bold" style:letter-kerning="true" fo:background-color="#158466" style:font-name-asian="DejaVu Sans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pt" fo:font-style="normal" fo:text-shadow="none" style:text-underline-style="none" fo:font-weight="bold" style:letter-kerning="true" fo:background-color="#55308d" style:font-name-asian="DejaVu Sans" style:font-size-asian="6pt" style:font-style-asian="normal" style:font-weight-asian="bold" style:font-name-complex="Noto Sans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Ubuntu Light" fo:font-size="6.19999980926514pt" fo:letter-spacing="-0.007cm" fo:font-style="normal" fo:text-shadow="none" style:text-underline-style="none" fo:font-weight="bold" style:letter-kerning="true" fo:background-color="#55308d" style:font-name-asian="DejaVu Sans" style:font-size-asian="6.19999980926514pt" style:font-style-asian="normal" style:font-weight-asian="bold" style:font-name-complex="Noto Sans Devanagari" style:font-size-complex="6.1999998092651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Segoe UI Black" fo:font-size="5pt" fo:font-style="normal" fo:text-shadow="none" style:text-underline-style="none" fo:font-weight="normal" style:letter-kerning="true" fo:background-color="#3465a4" style:font-name-asian="DejaVu Sans" style:font-size-asian="5pt" style:font-style-asian="normal" style:font-weight-asian="normal" style:font-name-complex="Noto Sans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Segoe UI Black" fo:font-size="5pt" fo:font-style="normal" fo:text-shadow="none" style:text-underline-style="none" fo:font-weight="bold" style:letter-kerning="true" fo:background-color="#3465a4" style:font-name-asian="DejaVu Sans" style:font-size-asian="5pt" style:font-style-asian="normal" style:font-weight-asian="bold" style:font-name-complex="Noto Sans Devanagari" style:font-size-complex="5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782cm" svg:height="8.63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2.858cm" svg:x="8.2cm" svg:y="2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4cm" svg:height="1.2cm" svg:x="8.3cm" svg:y="6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197cm" svg:height="0.4cm" svg:x="4.896cm" svg:y="5.87cm">
          <draw:text-box>
            <text:p text:style-name="P3"><text:span text:style-name="T1">POWER ON</text:span></text:p>
          </draw:text-box>
        </draw:frame>
        <draw:custom-shape draw:style-name="gr5" draw:text-style-name="P5" draw:layer="layout" svg:width="3.497cm" svg:height="0.899cm" svg:x="0.3cm" svg:y="6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517cm" svg:height="1.427cm" svg:x="0.3cm" svg:y="5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662cm" svg:height="1.372cm" svg:x="7.093cm" svg:y="3.899cm">
          <text:p/>
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</draw:custom-shape>
        <draw:custom-shape draw:style-name="gr8" draw:text-style-name="P7" draw:layer="layout" svg:width="6.793cm" svg:height="1.4cm" svg:x="0.3cm" svg:y="3.8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3.14cm" svg:height="2.919cm" svg:x="0.3cm" svg:y="0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2.859cm" svg:height="0.928cm" svg:x="4.896cm" svg:y="6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0" draw:layer="layout" svg:width="2.423cm" svg:height="0.4cm" svg:x="0cm" svg:y="0cm">
          <draw:text-box>
            <text:p text:style-name="P9"><text:span text:style-name="T2">1</text:span></text:p>
            <text:p text:style-name="P9"><text:span text:style-name="T2">2</text:span></text:p>
            <text:p text:style-name="P9"><text:span text:style-name="T2">3</text:span></text:p>
            <text:p text:style-name="P9"><text:span text:style-name="T2">4</text:span></text:p>
            <text:p text:style-name="P9"><text:span text:style-name="T2">5</text:span></text:p>
            <text:p text:style-name="P9"><text:span text:style-name="T2">6</text:span></text:p>
          </draw:text-box>
        </draw:frame>
        <draw:custom-shape draw:style-name="gr12" draw:text-style-name="P11" draw:layer="layout" svg:width="2.098cm" svg:height="0.42cm" svg:x="0.1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3" draw:layer="layout" svg:width="2.423cm" svg:height="0.42cm" svg:x="0cm" svg:y="0.4cm">
          <draw:text-box>
            <text:p text:style-name="P12"><text:span text:style-name="T3">TTL <text:s text:c="8"/>OUTs</text:span></text:p>
          </draw:text-box>
        </draw:frame>
        <draw:line draw:style-name="gr14" draw:text-style-name="P14" draw:layer="layout" svg:x1="2.481cm" svg:y1="0cm" svg:x2="2.481cm" svg:y2="0.82cm">
          <text:p/>
        </draw:line>
        <draw:line draw:style-name="gr14" draw:text-style-name="P14" draw:layer="layout" svg:x1="3.497cm" svg:y1="0cm" svg:x2="3.497cm" svg:y2="1.946cm">
          <text:p/>
        </draw:line>
        <draw:line draw:style-name="gr14" draw:text-style-name="P14" draw:layer="layout" svg:x1="2.481cm" svg:y1="0cm" svg:x2="2.481cm" svg:y2="0.82cm">
          <text:p/>
        </draw:line>
        <draw:frame draw:style-name="gr15" draw:text-style-name="P16" draw:layer="layout" svg:width="0.899cm" svg:height="0.42cm" svg:x="2.541cm" svg:y="0.4cm">
          <draw:text-box>
            <text:p text:style-name="P15"><text:span text:style-name="T4">GND</text:span></text:p>
          </draw:text-box>
        </draw:frame>
        <draw:frame draw:style-name="gr16" draw:text-style-name="P17" draw:layer="layout" svg:width="0.78cm" svg:height="0.4cm" svg:x="2.617cm" svg:y="0cm">
          <draw:text-box>
            <text:p text:style-name="P9"><text:span text:style-name="T2">G</text:span></text:p>
            <text:p text:style-name="P9"><text:span text:style-name="T2">G</text:span></text:p>
          </draw:text-box>
        </draw:frame>
        <draw:frame draw:style-name="gr11" draw:text-style-name="P10" draw:layer="layout" svg:width="2.392cm" svg:height="0.4cm" svg:x="3.58cm" svg:y="1.118cm">
          <draw:text-box>
            <text:p text:style-name="P9"><text:span text:style-name="T2">7</text:span></text:p>
            <text:p text:style-name="P9"><text:span text:style-name="T2">8</text:span></text:p>
            <text:p text:style-name="P9"><text:span text:style-name="T2">9</text:span></text:p>
            <text:p text:style-name="P9"><text:span text:style-name="T2">10</text:span></text:p>
            <text:p text:style-name="P9"><text:span text:style-name="T2">11</text:span></text:p>
            <text:p text:style-name="P9"><text:span text:style-name="T2">12</text:span></text:p>
          </draw:text-box>
        </draw:frame>
        <draw:frame draw:style-name="gr17" draw:text-style-name="P18" draw:layer="layout" svg:width="2.424cm" svg:height="0.419cm" svg:x="3.548cm" svg:y="1.527cm">
          <draw:text-box>
            <text:p text:style-name="P15"><text:span text:style-name="T3">TTL OUTPUTS</text:span></text:p>
          </draw:text-box>
        </draw:frame>
        <draw:line draw:style-name="gr14" draw:text-style-name="P14" draw:layer="layout" svg:x1="6.026cm" svg:y1="1.127cm" svg:x2="6.026cm" svg:y2="1.947cm">
          <text:p/>
        </draw:line>
        <draw:frame draw:style-name="gr18" draw:text-style-name="P10" draw:layer="layout" svg:width="1.281cm" svg:height="0.401cm" svg:x="6.086cm" svg:y="1.126cm">
          <draw:text-box>
            <text:p text:style-name="P9"><text:span text:style-name="T2">+</text:span></text:p>
            <text:p text:style-name="P9"><text:span text:style-name="T2">S</text:span></text:p>
            <text:p text:style-name="P9"><text:span text:style-name="T2">G</text:span></text:p>
          </draw:text-box>
        </draw:frame>
        <draw:frame draw:style-name="gr19" draw:text-style-name="P19" draw:layer="layout" svg:width="1.281cm" svg:height="0.419cm" svg:x="6.086cm" svg:y="1.527cm">
          <draw:text-box>
            <text:p text:style-name="P15"><text:span text:style-name="T5">CLOSED</text:span></text:p>
          </draw:text-box>
        </draw:frame>
        <draw:line draw:style-name="gr14" draw:text-style-name="P14" draw:layer="layout" svg:x1="7.421cm" svg:y1="1.127cm" svg:x2="7.421cm" svg:y2="1.947cm">
          <text:p/>
        </draw:line>
        <draw:frame draw:style-name="gr18" draw:text-style-name="P10" draw:layer="layout" svg:width="1.28cm" svg:height="0.401cm" svg:x="7.481cm" svg:y="1.126cm">
          <draw:text-box>
            <text:p text:style-name="P9"><text:span text:style-name="T2">+</text:span></text:p>
            <text:p text:style-name="P9"><text:span text:style-name="T2">S</text:span></text:p>
            <text:p text:style-name="P9"><text:span text:style-name="T2">G</text:span></text:p>
          </draw:text-box>
        </draw:frame>
        <draw:frame draw:style-name="gr20" draw:text-style-name="P19" draw:layer="layout" svg:width="1.28cm" svg:height="0.419cm" svg:x="7.481cm" svg:y="1.527cm">
          <draw:text-box>
            <text:p text:style-name="P15"><text:span text:style-name="T5">OPENED</text:span></text:p>
          </draw:text-box>
        </draw:frame>
        <draw:line draw:style-name="gr14" draw:text-style-name="P14" draw:layer="layout" svg:x1="8.817cm" svg:y1="1.127cm" svg:x2="8.817cm" svg:y2="1.947cm">
          <text:p/>
        </draw:line>
        <draw:frame draw:style-name="gr21" draw:text-style-name="P21" draw:layer="layout" svg:width="0.9cm" svg:height="0.419cm" svg:x="8.877cm" svg:y="1.527cm">
          <draw:text-box>
            <text:p text:style-name="P20"><text:span text:style-name="T3">SPIN</text:span></text:p>
          </draw:text-box>
        </draw:frame>
        <draw:frame draw:style-name="gr16" draw:text-style-name="P17" draw:layer="layout" svg:width="0.9cm" svg:height="0.42cm" svg:x="8.877cm" svg:y="1.107cm">
          <draw:text-box>
            <text:p text:style-name="P9"><text:span text:style-name="T2">S</text:span></text:p>
            <text:p text:style-name="P9"><text:span text:style-name="T2">G</text:span></text:p>
          </draw:text-box>
        </draw:frame>
        <draw:line draw:style-name="gr14" draw:text-style-name="P14" draw:layer="layout" svg:x1="8.427cm" svg:y1="1.92cm" svg:x2="8.427cm" svg:y2="2.74cm">
          <text:p/>
        </draw:line>
        <draw:frame draw:style-name="gr18" draw:text-style-name="P10" draw:layer="layout" svg:width="1.28cm" svg:height="0.5cm" svg:x="8.488cm" svg:y="1.925cm">
          <draw:text-box>
            <text:p text:style-name="P9"><text:span text:style-name="T2">+</text:span></text:p>
            <text:p text:style-name="P9"><text:span text:style-name="T2">+</text:span></text:p>
            <text:p text:style-name="P9"><text:span text:style-name="T2">+</text:span></text:p>
          </draw:text-box>
        </draw:frame>
        <draw:frame draw:style-name="gr22" draw:text-style-name="P23" draw:layer="layout" svg:width="1.28cm" svg:height="0.42cm" svg:x="8.488cm" svg:y="2.32cm">
          <draw:text-box>
            <text:p text:style-name="P22"><text:span text:style-name="T6">+24V</text:span></text:p>
          </draw:text-box>
        </draw:frame>
        <draw:frame draw:style-name="gr23" draw:text-style-name="P10" draw:layer="layout" svg:width="2.804cm" svg:height="0.4cm" svg:x="5.578cm" svg:y="1.92cm">
          <draw:text-box>
            <text:p text:style-name="P9"><text:span text:style-name="T2">1</text:span></text:p>
            <text:p text:style-name="P9"><text:span text:style-name="T2">2</text:span></text:p>
            <text:p text:style-name="P9"><text:span text:style-name="T2">3</text:span></text:p>
            <text:p text:style-name="P9"><text:span text:style-name="T2">4</text:span></text:p>
            <text:p text:style-name="P9"><text:span text:style-name="T2">5</text:span></text:p>
            <text:p text:style-name="P9"><text:span text:style-name="T2">6</text:span></text:p>
            <text:p text:style-name="P9"><text:span text:style-name="T2">7</text:span></text:p>
          </draw:text-box>
        </draw:frame>
        <draw:frame draw:style-name="gr18" draw:text-style-name="P10" draw:layer="layout" svg:width="1.281cm" svg:height="0.433cm" svg:x="4.187cm" svg:y="1.932cm">
          <draw:text-box>
            <text:p text:style-name="P9"><text:span text:style-name="T2">G</text:span></text:p>
            <text:p text:style-name="P9"><text:span text:style-name="T2">G</text:span></text:p>
            <text:p text:style-name="P9"><text:span text:style-name="T2">G</text:span></text:p>
          </draw:text-box>
        </draw:frame>
        <draw:frame draw:style-name="gr24" draw:text-style-name="P24" draw:layer="layout" svg:width="1.28cm" svg:height="0.42cm" svg:x="4.167cm" svg:y="2.32cm">
          <draw:text-box>
            <text:p text:style-name="P15"><text:span text:style-name="T7">GND</text:span></text:p>
          </draw:text-box>
        </draw:frame>
        <draw:line draw:style-name="gr14" draw:text-style-name="P14" draw:layer="layout" svg:x1="5.509cm" svg:y1="1.946cm" svg:x2="5.509cm" svg:y2="2.74cm">
          <text:p/>
        </draw:line>
        <draw:frame draw:style-name="gr11" draw:text-style-name="P10" draw:layer="layout" svg:width="2.397cm" svg:height="0.4cm" svg:x="0cm" svg:y="8.242cm">
          <draw:text-box>
            <text:p text:style-name="P9"><text:span text:style-name="T2">1</text:span></text:p>
            <text:p text:style-name="P9"><text:span text:style-name="T2">2</text:span></text:p>
            <text:p text:style-name="P9"><text:span text:style-name="T2">3</text:span></text:p>
            <text:p text:style-name="P9"><text:span text:style-name="T2">4</text:span></text:p>
            <text:p text:style-name="P9"><text:span text:style-name="T2">5</text:span></text:p>
            <text:p text:style-name="P9"><text:span text:style-name="T2">6</text:span></text:p>
          </draw:text-box>
        </draw:frame>
        <draw:frame draw:style-name="gr25" draw:text-style-name="P26" draw:layer="layout" svg:width="2.423cm" svg:height="0.42cm" svg:x="0cm" svg:y="7.852cm">
          <draw:text-box>
            <text:p text:style-name="P25"><text:span text:style-name="T8">TTL <text:s text:c="7"/>INs</text:span></text:p>
          </draw:text-box>
        </draw:frame>
        <draw:line draw:style-name="gr26" draw:text-style-name="P14" draw:layer="layout" svg:x1="2.481cm" svg:y1="7.852cm" svg:x2="2.481cm" svg:y2="8.639cm">
          <text:p/>
        </draw:line>
        <draw:frame draw:style-name="gr27" draw:text-style-name="P16" draw:layer="layout" svg:width="0.899cm" svg:height="0.42cm" svg:x="2.541cm" svg:y="7.852cm">
          <draw:text-box>
            <text:p text:style-name="P15"><text:span text:style-name="T4">GND</text:span></text:p>
          </draw:text-box>
        </draw:frame>
        <draw:frame draw:style-name="gr16" draw:text-style-name="P17" draw:layer="layout" svg:width="0.899cm" svg:height="0.367cm" svg:x="2.541cm" svg:y="8.272cm">
          <draw:text-box>
            <text:p text:style-name="P9"><text:span text:style-name="T2">G</text:span></text:p>
            <text:p text:style-name="P9"><text:span text:style-name="T2">G</text:span></text:p>
          </draw:text-box>
        </draw:frame>
        <draw:frame draw:style-name="gr23" draw:text-style-name="P10" draw:layer="layout" svg:width="2.804cm" svg:height="0.369cm" svg:x="3.556cm" svg:y="8.263cm">
          <draw:text-box>
            <text:p text:style-name="P9"><text:span text:style-name="T2">7</text:span></text:p>
            <text:p text:style-name="P9"><text:span text:style-name="T2">8</text:span></text:p>
            <text:p text:style-name="P9"><text:span text:style-name="T2">9</text:span></text:p>
            <text:p text:style-name="P9"><text:span text:style-name="T2">10</text:span></text:p>
            <text:p text:style-name="P9"><text:span text:style-name="T2">11</text:span></text:p>
            <text:p text:style-name="P9"><text:span text:style-name="T2">12</text:span></text:p>
            <text:p text:style-name="P9"><text:span text:style-name="T2">13</text:span></text:p>
          </draw:text-box>
        </draw:frame>
        <draw:frame draw:style-name="gr28" draw:text-style-name="P27" draw:layer="layout" svg:width="2.804cm" svg:height="0.42cm" svg:x="3.556cm" svg:y="7.852cm">
          <draw:text-box>
            <text:p text:style-name="P15"><text:span text:style-name="T8">TTL INPUTS</text:span></text:p>
          </draw:text-box>
        </draw:frame>
        <draw:line draw:style-name="gr26" draw:text-style-name="P14" draw:layer="layout" svg:x1="6.414cm" svg:y1="7.852cm" svg:x2="6.414cm" svg:y2="8.639cm">
          <text:p/>
        </draw:line>
        <draw:line draw:style-name="gr26" draw:text-style-name="P14" draw:layer="layout" svg:x1="3.497cm" svg:y1="7.852cm" svg:x2="3.497cm" svg:y2="8.639cm">
          <text:p/>
        </draw:line>
        <draw:line draw:style-name="gr26" draw:text-style-name="P14" draw:layer="layout" svg:x1="7.81cm" svg:y1="7.497cm" svg:x2="7.81cm" svg:y2="8.639cm">
          <text:p/>
        </draw:line>
        <draw:line draw:style-name="gr26" draw:text-style-name="P14" draw:layer="layout" svg:x1="8.832cm" svg:y1="7.497cm" svg:x2="8.832cm" svg:y2="8.639cm">
          <text:p/>
        </draw:line>
        <draw:frame draw:style-name="gr29" draw:text-style-name="P29" draw:layer="layout" svg:width="0.9cm" svg:height="0.419cm" svg:x="7.869cm" svg:y="7.498cm">
          <draw:text-box>
            <text:p text:style-name="P28"><text:span text:style-name="T9">PWR</text:span></text:p>
          </draw:text-box>
        </draw:frame>
        <draw:frame draw:style-name="gr16" draw:text-style-name="P17" draw:layer="layout" svg:width="0.9cm" svg:height="0.36cm" svg:x="7.869cm" svg:y="8.272cm">
          <draw:text-box>
            <text:p text:style-name="P9"><text:span text:style-name="T2">G</text:span></text:p>
            <text:p text:style-name="P9"><text:span text:style-name="T2">+</text:span></text:p>
          </draw:text-box>
        </draw:frame>
        <draw:frame draw:style-name="gr30" draw:text-style-name="P30" draw:layer="layout" svg:width="1.281cm" svg:height="0.42cm" svg:x="6.474cm" svg:y="7.852cm">
          <draw:text-box>
            <text:p text:style-name="P15"><text:span text:style-name="T10">MODBUS</text:span></text:p>
          </draw:text-box>
        </draw:frame>
        <draw:frame draw:style-name="gr31" draw:text-style-name="P17" draw:layer="layout" svg:width="1.281cm" svg:height="0.335cm" svg:x="6.474cm" svg:y="8.297cm">
          <draw:text-box>
            <text:p text:style-name="P9"><text:span text:style-name="T2">G</text:span></text:p>
            <text:p text:style-name="P9"><text:span text:style-name="T2">B</text:span></text:p>
            <text:p text:style-name="P9"><text:span text:style-name="T2">A</text:span></text:p>
          </draw:text-box>
        </draw:frame>
        <draw:line draw:style-name="gr32" draw:text-style-name="P14" draw:layer="layout" svg:x1="0.899cm" svg:y1="5.498cm" svg:x2="2.897cm" svg:y2="5.498cm">
          <text:p/>
        </draw:line>
        <draw:frame draw:style-name="gr33" draw:text-style-name="P31" draw:layer="layout" svg:width="1.427cm" svg:height="0.421cm" draw:transform="rotate (-1.5707963267949) translate (3.797cm 5.37cm)">
          <draw:text-box>
            <text:p text:style-name="P15"><text:span text:style-name="T11">AIR</text:span></text:p>
          </draw:text-box>
        </draw:frame>
        <draw:frame draw:style-name="gr34" draw:text-style-name="P33" draw:layer="layout" svg:width="2.918cm" svg:height="0.4cm" svg:x="0.899cm" svg:y="6.37cm">
          <draw:text-box>
            <text:p text:style-name="P32"><text:span text:style-name="T11">SPINDLE <text:s text:c="4"/>TOOLSET</text:span></text:p>
          </draw:text-box>
        </draw:frame>
        <draw:frame draw:style-name="gr35" draw:text-style-name="P35" draw:layer="layout" svg:width="2.498cm" svg:height="0.4cm" svg:x="0.899cm" svg:y="5.87cm">
          <draw:text-box>
            <text:p text:style-name="P34"><text:span text:style-name="T11">CHUCK</text:span></text:p>
          </draw:text-box>
        </draw:frame>
        <draw:frame draw:style-name="gr36" draw:text-style-name="P37" draw:layer="layout" svg:width="2.099cm" svg:height="0.4cm" svg:x="0.899cm" svg:y="5.37cm">
          <draw:text-box>
            <text:p text:style-name="P36"><text:span text:style-name="T9">LOW PRESSURE</text:span></text:p>
          </draw:text-box>
        </draw:frame>
        <draw:frame draw:style-name="gr37" draw:text-style-name="P38" draw:layer="layout" svg:width="1.598cm" svg:height="0.399cm" svg:x="5.495cm" svg:y="6.87cm">
          <draw:text-box>
            <text:p text:style-name="P3"><text:span text:style-name="T10">RX</text:span></text:p>
          </draw:text-box>
        </draw:frame>
        <draw:frame draw:style-name="gr38" draw:text-style-name="P38" draw:layer="layout" svg:width="1.598cm" svg:height="0.399cm" svg:x="5.495cm" svg:y="7.37cm">
          <draw:text-box>
            <text:p text:style-name="P3"><text:span text:style-name="T10">TX</text:span></text:p>
          </draw:text-box>
        </draw:frame>
        <draw:frame draw:style-name="gr39" draw:text-style-name="P39" draw:layer="layout" svg:width="2.498cm" svg:height="0.399cm" svg:x="0.899cm" svg:y="7.37cm">
          <draw:text-box>
            <text:p text:style-name="P36"><text:span text:style-name="T12">OPENING</text:span></text:p>
          </draw:text-box>
        </draw:frame>
        <draw:frame draw:style-name="gr40" draw:text-style-name="P39" draw:layer="layout" svg:width="2.498cm" svg:height="0.399cm" svg:x="0.899cm" svg:y="6.87cm">
          <draw:text-box>
            <text:p text:style-name="P36"><text:span text:style-name="T12">CLOSING</text:span></text:p>
          </draw:text-box>
        </draw:frame>
        <draw:frame draw:style-name="gr41" draw:text-style-name="P40" draw:layer="layout" svg:width="2.498cm" svg:height="0.419cm" svg:x="0.899cm" svg:y="0.872cm">
          <draw:text-box>
            <text:p text:style-name="P36"><text:span text:style-name="T13">1 </text:span><text:span text:style-name="T14">/ TOWER RED</text:span></text:p>
          </draw:text-box>
        </draw:frame>
        <draw:frame draw:style-name="gr42" draw:text-style-name="P40" draw:layer="layout" svg:width="2.498cm" svg:height="0.419cm" svg:x="0.899cm" svg:y="1.372cm">
          <draw:text-box>
            <text:p text:style-name="P36"><text:span text:style-name="T13">2 / TOWER YELLOW</text:span></text:p>
          </draw:text-box>
        </draw:frame>
        <draw:frame draw:style-name="gr43" draw:text-style-name="P40" draw:layer="layout" svg:width="2.498cm" svg:height="0.421cm" svg:x="0.899cm" svg:y="1.871cm">
          <draw:text-box>
            <text:p text:style-name="P36"><text:span text:style-name="T13">3 / TOWER GREEN</text:span></text:p>
          </draw:text-box>
        </draw:frame>
        <draw:frame draw:style-name="gr44" draw:text-style-name="P40" draw:layer="layout" svg:width="2.498cm" svg:height="0.42cm" svg:x="0.899cm" svg:y="2.371cm">
          <draw:text-box>
            <text:p text:style-name="P36"><text:span text:style-name="T13">4 / LASER CROSS</text:span></text:p>
          </draw:text-box>
        </draw:frame>
        <draw:frame draw:style-name="gr45" draw:text-style-name="P40" draw:layer="layout" svg:width="2.498cm" svg:height="0.42cm" svg:x="0.899cm" svg:y="2.871cm">
          <draw:text-box>
            <text:p text:style-name="P36"><text:span text:style-name="T13">5 / CAM LIGHT</text:span></text:p>
          </draw:text-box>
        </draw:frame>
        <draw:frame draw:style-name="gr46" draw:text-style-name="P40" draw:layer="layout" svg:width="2.498cm" svg:height="0.421cm" svg:x="0.899cm" svg:y="3.37cm">
          <draw:text-box>
            <text:p text:style-name="P36"><text:span text:style-name="T13">6 / REL. STEPPERS</text:span></text:p>
          </draw:text-box>
        </draw:frame>
        <draw:line draw:style-name="gr14" draw:text-style-name="P14" draw:layer="layout" svg:x1="4.096cm" svg:y1="1.946cm" svg:x2="4.096cm" svg:y2="2.74cm">
          <text:p/>
        </draw:line>
        <draw:custom-shape draw:style-name="gr47" draw:text-style-name="P7" draw:layer="layout" svg:width="1.281cm" svg:height="0.162cm" svg:x="6.474cm" svg:y="7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41" draw:layer="layout" svg:width="2.197cm" svg:height="0.4cm" svg:x="4.896cm" svg:y="6.37cm">
          <draw:text-box>
            <text:p text:style-name="P3"><text:span text:style-name="T9">ERROR</text:span></text:p>
          </draw:text-box>
        </draw:frame>
        <draw:frame draw:style-name="gr49" draw:text-style-name="P43" draw:layer="layout" svg:width="2.498cm" svg:height="0.399cm" svg:x="0.899cm" svg:y="3.871cm">
          <draw:text-box>
            <text:p text:style-name="P42"><text:span text:style-name="T10">CONSOLE</text:span></text:p>
          </draw:text-box>
        </draw:frame>
        <draw:frame draw:style-name="gr50" draw:text-style-name="P45" draw:layer="layout" svg:width="2.498cm" svg:height="0.399cm" svg:x="0.899cm" svg:y="4.371cm">
          <draw:text-box>
            <text:p text:style-name="P44"><text:span text:style-name="T10">RELAY</text:span></text:p>
          </draw:text-box>
        </draw:frame>
        <draw:frame draw:style-name="gr51" draw:text-style-name="P47" draw:layer="layout" svg:width="2.498cm" svg:height="0.401cm" svg:x="0.899cm" svg:y="4.87cm">
          <draw:text-box>
            <text:p text:style-name="P46"><text:span text:style-name="T10">PNEUMATIC HUB</text:span></text:p>
          </draw:text-box>
        </draw:frame>
        <draw:custom-shape draw:style-name="gr52" draw:text-style-name="P8" draw:layer="layout" svg:width="2.264cm" svg:height="0.78cm" svg:x="3.314cm" svg:y="3.0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7" draw:layer="layout" svg:width="0.662cm" svg:height="1.826cm" svg:x="7.093cm" svg:y="5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8" draw:layer="layout" svg:width="2.798cm" svg:height="1.061cm" svg:x="5.578cm" svg:y="2.737cm">
          <text:p/>
          <draw:enhanced-geometry svg:viewBox="0 0 21600 21600" draw:mirror-vertical="true" draw:glue-points="0 0 0 10800 0 21600 10800 21600 21600 21600 10800 10800" draw:text-areas="1900 12700 12700 19700" draw:mirror-horizontal="false" draw:type="right-triangle" draw:enhanced-path="M 0 0 L 21600 21600 0 21600 0 0 Z N"/>
        </draw:custom-shape>
        <draw:frame draw:style-name="gr55" draw:text-style-name="P48" draw:layer="layout" svg:width="0.899cm" svg:height="0.42cm" draw:transform="rotate (-1.5707963267949) translate (3.817cm 6.87cm)">
          <draw:text-box>
            <text:p text:style-name="P15"><text:span text:style-name="T12">DOOR</text:span></text:p>
          </draw:text-box>
        </draw:frame>
        <draw:frame draw:style-name="gr56" draw:text-style-name="P30" draw:layer="layout" svg:width="1.4cm" svg:height="0.594cm" draw:transform="rotate (-1.5707963267949) translate (3.856cm 3.871cm)">
          <draw:text-box>
            <text:p text:style-name="P15"><text:span text:style-name="T10">COMM</text:span></text:p>
          </draw:text-box>
        </draw:frame>
        <draw:g draw:style-name="gr57">
          <draw:custom-shape draw:style-name="gr58" draw:text-style-name="P49" draw:layer="layout" svg:width="0.8cm" svg:height="1.299cm" svg:x="7.3cm" svg:y="3.39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custom-shape draw:style-name="gr59" draw:text-style-name="P49" draw:layer="layout" svg:width="0.4cm" svg:height="0.9cm" svg:x="7.5cm" svg:y="3.59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</draw:g>
        <draw:custom-shape draw:style-name="gr60" draw:text-style-name="P50" draw:layer="layout" svg:width="0.857cm" svg:height="0.858cm" svg:x="8.934cm" svg:y="7.714cm">
          <text:p/>
          <draw:enhanced-geometry svg:viewBox="0 0 21600 21600" draw:type="rectangle" draw:enhanced-path="M 0 0 L 21600 0 21600 21600 0 21600 0 0 Z N"/>
        </draw:custom-shape>
        <draw:frame draw:style-name="gr61" draw:text-style-name="P51" draw:layer="layout" svg:width="0.658cm" svg:height="0.657cm" svg:x="9.033cm" svg:y="7.815cm">
          <draw:image xlink:href="Pictures/10000001000001F4000001F44B278CAA.png" xlink:type="simple" xlink:show="embed" xlink:actuate="onLoad" draw:mime-type="image/png">
            <text:p/>
          </draw:image>
        </draw:frame>
        <draw:frame draw:style-name="gr62" draw:text-style-name="P52" draw:layer="layout" svg:width="2.798cm" svg:height="0.42cm" svg:x="5.578cm" svg:y="2.32cm">
          <draw:text-box>
            <text:p text:style-name="P15"><text:span text:style-name="T13">OC </text:span><text:span text:style-name="T14">OUTPUTS</text:span></text:p>
          </draw:text-box>
        </draw:frame>
        <draw:custom-shape draw:style-name="gr63" draw:text-style-name="P9" draw:layer="layout" svg:width="0.099cm" svg:height="0.099cm" svg:x="0.494cm" svg:y="7.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3" draw:text-style-name="P9" draw:layer="layout" svg:width="0.099cm" svg:height="0.099cm" svg:x="0.494cm" svg:y="7.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3" draw:text-style-name="P9" draw:layer="layout" svg:width="0.099cm" svg:height="0.101cm" svg:x="0.494cm" svg:y="6.5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3" draw:text-style-name="P9" draw:layer="layout" svg:width="0.099cm" svg:height="0.1cm" svg:x="0.494cm" svg:y="6.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3" draw:text-style-name="P9" draw:layer="layout" svg:width="0.099cm" svg:height="0.1cm" svg:x="0.494cm" svg:y="5.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3" draw:text-style-name="P9" draw:layer="layout" svg:width="0.099cm" svg:height="0.101cm" svg:x="0.494cm" svg:y="5.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3" draw:text-style-name="P9" draw:layer="layout" svg:width="0.099cm" svg:height="0.099cm" svg:x="0.494cm" svg:y="4.5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3" draw:text-style-name="P9" draw:layer="layout" svg:width="0.099cm" svg:height="0.099cm" svg:x="0.494cm" svg:y="4.0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3" draw:text-style-name="P9" draw:layer="layout" svg:width="0.099cm" svg:height="0.101cm" svg:x="0.494cm" svg:y="3.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3" draw:text-style-name="P9" draw:layer="layout" svg:width="0.099cm" svg:height="0.1cm" svg:x="0.494cm" svg:y="3.0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3" draw:text-style-name="P9" draw:layer="layout" svg:width="0.099cm" svg:height="0.101cm" svg:x="0.494cm" svg:y="2.0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3" draw:text-style-name="P9" draw:layer="layout" svg:width="0.099cm" svg:height="0.1cm" svg:x="0.494cm" svg:y="2.5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3" draw:text-style-name="P9" draw:layer="layout" svg:width="0.099cm" svg:height="0.099cm" svg:x="0.494cm" svg:y="1.5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3" draw:text-style-name="P9" draw:layer="layout" svg:width="0.099cm" svg:height="0.099cm" svg:x="0.494cm" svg:y="1.0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3" draw:text-style-name="P9" draw:layer="layout" svg:width="0.1cm" svg:height="0.099cm" svg:x="6.588cm" svg:y="7.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3" draw:text-style-name="P9" draw:layer="layout" svg:width="0.1cm" svg:height="0.101cm" svg:x="6.588cm" svg:y="6.5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3" draw:text-style-name="P9" draw:layer="layout" svg:width="0.1cm" svg:height="0.1cm" svg:x="6.588cm" svg:y="6.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3" draw:text-style-name="P9" draw:layer="layout" svg:width="0.1cm" svg:height="0.099cm" svg:x="6.588cm" svg:y="7.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4" draw:text-style-name="P14" draw:layer="layout" svg:width="0.668cm" svg:height="0.667cm" svg:x="6.984cm" svg:y="7.068cm">
          <draw:image xlink:href="Pictures/10000001000000E6000000E6A450F12B.png" xlink:type="simple" xlink:show="embed" xlink:actuate="onLoad" draw:mime-type="image/png">
            <text:p/>
          </draw:image>
        </draw:frame>
        <draw:custom-shape draw:style-name="gr65" draw:text-style-name="P53" draw:layer="layout" svg:width="0.4cm" svg:height="0.4cm" svg:x="1.143cm" svg:y="0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53" draw:layer="layout" svg:width="0.4cm" svg:height="0.401cm" svg:x="1.143cm" svg:y="7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53" draw:layer="layout" svg:width="0.4cm" svg:height="0.4cm" svg:x="8.236cm" svg:y="7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53" draw:layer="layout" svg:width="0.399cm" svg:height="0.4cm" svg:x="8.936cm" svg:y="1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9" draw:layer="layout" svg:x1="8.936cm" svg:y1="2.721cm" svg:x2="8.936cm" svg:y2="5.22cm">
          <text:p/>
        </draw:line>
        <draw:custom-shape draw:style-name="gr68" draw:text-style-name="P54" draw:layer="layout" svg:width="0.259cm" svg:height="0.26cm" svg:x="2.106cm" svg:y="6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7">
          <draw:custom-shape draw:style-name="gr69" draw:text-style-name="P54" draw:layer="layout" svg:width="0.25cm" svg:height="0.25cm" svg:x="3.538cm" svg:y="6.4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70" draw:text-style-name="P55" draw:layer="layout" svg:width="0.25cm" svg:height="0.25cm" svg:x="3.538cm" svg:y="6.459cm" draw:kind="cut" draw:start-angle="27.7" draw:end-angle="214.22">
            <text:p/>
          </draw:circle>
        </draw:g>
        <draw:g draw:style-name="gr57">
          <draw:custom-shape draw:style-name="gr69" draw:text-style-name="P54" draw:layer="layout" svg:width="0.251cm" svg:height="0.25cm" svg:x="3.746cm" svg:y="4.4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0" draw:text-style-name="P55" draw:layer="layout" svg:width="0.251cm" svg:height="0.25cm" svg:x="3.746cm" svg:y="4.448cm" draw:kind="cut" draw:start-angle="27.7" draw:end-angle="214.22">
            <text:p/>
          </draw:ellipse>
        </draw:g>
        <draw:custom-shape draw:style-name="gr68" draw:text-style-name="P54" draw:layer="layout" svg:width="0.261cm" svg:height="0.26cm" svg:x="3.736cm" svg:y="3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55" draw:layer="layout" svg:width="0.251cm" svg:height="0.25cm" svg:x="3.746cm" svg:y="4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57" draw:layer="layout" svg:width="1.599cm" svg:height="0.399cm" svg:x="4.096cm" svg:y="3.871cm">
          <draw:text-box>
            <text:p text:style-name="P56"><text:span text:style-name="T15">ON</text:span></text:p>
          </draw:text-box>
        </draw:frame>
        <draw:frame draw:style-name="gr73" draw:text-style-name="P59" draw:layer="layout" svg:width="1.599cm" svg:height="0.399cm" svg:x="4.096cm" svg:y="4.37cm">
          <draw:text-box>
            <text:p text:style-name="P58"><text:span text:style-name="T15">ERROR</text:span></text:p>
          </draw:text-box>
        </draw:frame>
        <draw:frame draw:style-name="gr74" draw:text-style-name="P61" draw:layer="layout" svg:width="1.599cm" svg:height="0.401cm" svg:x="4.096cm" svg:y="4.87cm">
          <draw:text-box>
            <text:p text:style-name="P60"><text:span text:style-name="T16">NO COMM</text:span></text:p>
          </draw:text-box>
        </draw:frame>
        <draw:g draw:style-name="gr57">
          <draw:custom-shape draw:style-name="gr75" draw:text-style-name="P62" draw:layer="layout" svg:width="2.397cm" svg:height="1.499cm" svg:x="4.596cm" svg:y="3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6" draw:text-style-name="P63" draw:layer="layout" svg:width="2.408cm" svg:height="1.6cm" svg:x="4.716cm" svg:y="3.199cm">
            <draw:image xlink:href="Pictures/100000010000031A0000020F794E8640.png" xlink:type="simple" xlink:show="embed" xlink:actuate="onLoad" draw:mime-type="image/png">
              <text:p/>
            </draw:image>
          </draw:frame>
        </draw:g>
        <draw:frame draw:style-name="gr77" draw:text-style-name="P9" draw:layer="layout" svg:width="0.36cm" svg:height="0.8cm" svg:x="8.4cm" svg:y="6.4cm">
          <draw:image xlink:href="Pictures/100000010000019500000384EC950A9C.png" xlink:type="simple" xlink:show="embed" xlink:actuate="onLoad" draw:mime-type="image/png">
            <text:p/>
          </draw:image>
        </draw:frame>
        <draw:frame draw:style-name="gr78" draw:text-style-name="P65" draw:layer="layout" svg:width="1.9cm" svg:height="0.552cm" svg:x="7.793cm" svg:y="5.628cm">
          <draw:text-box>
            <text:p text:style-name="P64"><text:span text:style-name="T17">Central Control</text:span></text:p>
            <text:p text:style-name="P64"><text:span text:style-name="T17">Rev 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 Black" svg:font-family="'Segoe UI Black'" style:font-family-generic="swiss" style:font-pitch="variable"/>
    <style:font-face style:name="Ubuntu Light" svg:font-family="'Ubuntu Light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1" draw:display-name="Transparency 1" draw:style="linear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3cm" svg:stroke-color="#666666" draw:marker-start-width="0.395cm" draw:marker-end-width="0.39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.791cm" fo:page-height="8.6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3-11T11:44:17.757200179</meta:creation-date>
    <meta:editing-cycles>60</meta:editing-cycles>
    <meta:editing-duration>PT17H12M46S</meta:editing-duration>
    <dc:date>2025-03-13T22:29:15.034690800</dc:date>
    <meta:generator>LibreOffice/25.2.1.2$Windows_X86_64 LibreOffice_project/d3abf4aee5fd705e4a92bba33a32f40bc4e56f49</meta:generator>
    <meta:print-date>2025-03-13T08:42:52.676825600</meta:print-date>
    <meta:document-statistic meta:object-count="124"/>
  </office:meta>
</office:document-meta>
</file>